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11d25"/>
    </style:style>
    <style:style style:name="P3" style:family="paragraph" style:parent-style-name="Header">
      <style:text-properties officeooo:rsid="000522d8" officeooo:paragraph-rsid="00102726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Heading_20_4" style:list-style-name=""/>
    <style:style style:name="P6" style:family="paragraph" style:parent-style-name="Subtitle">
      <style:text-properties officeooo:paragraph-rsid="00102726"/>
    </style:style>
    <style:style style:name="P7" style:family="paragraph" style:parent-style-name="Text_20_body">
      <style:text-properties officeooo:paragraph-rsid="00102726"/>
    </style:style>
    <style:style style:name="P8" style:family="paragraph" style:parent-style-name="Text_20_body" style:list-style-name="L2"/>
    <style:style style:name="P9" style:family="paragraph" style:parent-style-name="Text_20_body">
      <style:text-properties style:font-name="Liberation Serif"/>
    </style:style>
    <style:style style:name="P10" style:family="paragraph" style:parent-style-name="Text_20_body" style:list-style-name="L2">
      <style:text-properties style:font-name="Liberation Serif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text-properties officeooo:rsid="00143ab8" officeooo:paragraph-rsid="00143ab8"/>
    </style:style>
    <style:style style:name="P14" style:family="paragraph" style:parent-style-name="Text_20_body">
      <style:text-properties officeooo:paragraph-rsid="00143ab8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196f1d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>
      <style:text-properties officeooo:paragraph-rsid="001a4ecc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>
      <style:text-properties officeooo:paragraph-rsid="001bbfc1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itle">
      <style:text-properties officeooo:paragraph-rsid="00102726"/>
    </style:style>
    <style:style style:name="T1" style:family="text">
      <style:text-properties officeooo:rsid="00102726"/>
    </style:style>
    <style:style style:name="T2" style:family="text">
      <style:text-properties fo:font-size="12pt" fo:font-weight="normal" officeooo:rsid="00133a68" style:font-size-asian="12pt" style:font-weight-asian="normal" style:font-size-complex="12pt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officeooo:rsid="001378d2"/>
    </style:style>
    <style:style style:name="T5" style:family="text">
      <style:text-properties officeooo:rsid="001bbfc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Unity</text:p>
      <text:p text:style-name="P6">Les bases de Unity – <text:span text:style-name="T1">Exercices</text:span>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675_3456125829" text:style-name="Index_20_Link" text:visited-style-name="Index_20_Link">Exercice 1 : Créer une attaque pour notre héros<text:tab/>2</text:a></text:p>
          <text:p text:style-name="P1"><text:a xlink:type="simple" xlink:href="#__RefHeading___Toc677_3456125829" text:style-name="Index_20_Link" text:visited-style-name="Index_20_Link">Exercice 2 : Menu de sélection de niveau<text:tab/>2</text:a></text:p>
          <text:p text:style-name="P1"><text:a xlink:type="simple" xlink:href="#__RefHeading___Toc679_3456125829" text:style-name="Index_20_Link" text:visited-style-name="Index_20_Link">Exercice 3 : Ennemi "Pot de Colle"<text:tab/>2</text:a></text:p>
          <text:p text:style-name="P1"><text:a xlink:type="simple" xlink:href="#__RefHeading___Toc704_3456125829" text:style-name="Index_20_Link" text:visited-style-name="Index_20_Link">Exercice 4 : Plateforme en mouvement<text:tab/>3</text:a></text:p>
          <text:p text:style-name="P1"><text:a xlink:type="simple" xlink:href="#__RefHeading___Toc706_3456125829" text:style-name="Index_20_Link" text:visited-style-name="Index_20_Link">Exercice 5 : Potion de soin<text:tab/>3</text:a></text:p>
          <text:p text:style-name="P1"><text:a xlink:type="simple" xlink:href="#__RefHeading___Toc708_3456125829" text:style-name="Index_20_Link" text:visited-style-name="Index_20_Link">Exercice 6 : Canon dangereux<text:tab/>3</text:a></text:p>
        </text:index-body>
      </text:table-of-content>
      <text:h text:style-name="P5" text:outline-level="4"><text:span text:style-name="Strong_20_Emphasis"><text:span text:style-name="T2"/></text:span></text:h>
      <text:h text:style-name="P4" text:outline-level="4"><text:bookmark-start text:name="__RefHeading___Toc675_3456125829"/><text:span text:style-name="Strong_20_Emphasis">Exercice 1 : Créer une attaque pour notre héros</text:span><text:bookmark-end text:name="__RefHeading___Toc675_3456125829"/></text:h>
      <text:p text:style-name="Text_20_body"><text:span text:style-name="Strong_20_Emphasis"/></text:p>
      <text:p text:style-name="P9">Pour que le héros puisse se défendre, ajoutez une attaque déclenchée par une touche de votre choix. Voici les règles de l’attaque :</text:p>
      <text:list text:style-name="L2">
        <text:list-item>
          <text:p text:style-name="P10">Le héros ne doit pas pouvoir se déplacer pendant son attaque.</text:p>
        </text:list-item>
        <text:list-item>
          <text:p text:style-name="P10">Il doit être au sol pour lancer l’attaque.</text:p>
        </text:list-item>
        <text:list-item>
          <text:p text:style-name="P8"><text:span text:style-name="T3">L’attaque doit supprimer les monstres avec lesquels elle est en collision en utilisant </text:span><text:span text:style-name="Source_20_Text"><text:span text:style-name="T3">Destroy(GameObject)</text:span></text:span><text:span text:style-name="T3">.</text:span></text:p>
        </text:list-item>
        <text:list-item>
          <text:p text:style-name="P10">L’attaque doit se lancer dans la direction actuelle du héros.</text:p>
        </text:list-item>
        <text:list-item>
          <text:p text:style-name="P10">Le héros doit jouer une animation d’attaque (utiliser les sprites fournis).</text:p>
        </text:list-item>
        <text:list-item>
          <text:p text:style-name="P8"><text:span text:style-name="T3">L'attaque doit être un </text:span><text:span text:style-name="Emphasis"><text:span text:style-name="T3">Prefab</text:span></text:span><text:span text:style-name="T3"> instancié avec </text:span><text:span text:style-name="Source_20_Text"><text:span text:style-name="T3">Instantiate()</text:span></text:span><text:span text:style-name="T3">.</text:span></text:p>
        </text:list-item>
      </text:list>
      <text:p text:style-name="Text_20_body"><text:span text:style-name="Strong_20_Emphasis"/></text:p>
      <text:h text:style-name="Heading_20_4" text:outline-level="4"><text:bookmark-start text:name="__RefHeading___Toc677_3456125829"/><text:span text:style-name="Strong_20_Emphasis"><text:span text:style-name="T4">E</text:span></text:span><text:span text:style-name="Strong_20_Emphasis">xercice 2 : Menu de sélection de niveau</text:span><text:bookmark-end text:name="__RefHeading___Toc677_3456125829"/></text:h>
      <text:p text:style-name="Text_20_body"><text:span text:style-name="Strong_20_Emphasis"/></text:p>
      <text:p text:style-name="Text_20_body">Dans le menu principal, créez un sous-menu qui permet au joueur de sélectionner librement les niveaux du jeu. Ce menu doit inclure :</text:p>
      <text:list text:style-name="L3">
        <text:list-item>
          <text:p text:style-name="P12">Une image représentative pour chaque niveau.</text:p>
        </text:list-item>
        <text:list-item>
          <text:p text:style-name="P12">Le nom de chaque niveau.</text:p>
        </text:list-item>
        <text:list-item>
          <text:p text:style-name="P11">Lorsqu’on clique sur le nom du niveau, celui-ci se lance.</text:p>
        </text:list-item>
      </text:list>
      <text:p text:style-name="Text_20_body"/>
      <text:h text:style-name="Heading_20_4" text:outline-level="4" text:is-list-header="true"><text:bookmark-start text:name="__RefHeading___Toc679_3456125829"/><text:span text:style-name="Strong_20_Emphasis">Exercice 3 : Ennemi "Pot de Colle"</text:span><text:bookmark-end text:name="__RefHeading___Toc679_3456125829"/></text:h>
      <text:p text:style-name="Text_20_body"><text:span text:style-name="Strong_20_Emphasis"/></text:p>
      <text:p text:style-name="Text_20_body">Créez un monstre spécial qui traque le joueur dès qu’il entre dans son champ de vision. Les caractéristiques de cet ennemi sont :</text:p>
      <text:list text:style-name="L4">
        <text:list-item>
          <text:p text:style-name="P16"><text:span text:style-name="Strong_20_Emphasis">Suivi constant</text:span> : Dès qu’il voit le joueur, il le suit sans être affecté par les murs ou les collisions.</text:p>
        </text:list-item>
        <text:list-item>
          <text:p text:style-name="P16"><text:span text:style-name="Strong_20_Emphasis">Contact mortel</text:span> : Si l’ennemi entre en contact avec le joueur, les deux meurent instantanément.</text:p>
        </text:list-item>
        <text:list-item>
          <text:p text:style-name="P15"><text:span text:style-name="Strong_20_Emphasis">Vitesse ajustée</text:span> : Ce monstre est légèrement plus lent que le joueur pour laisser une chance d’évasion.</text:p>
        </text:list-item>
      </text:list>
      <text:p text:style-name="P13"/>
      <text:p text:style-name="P14"><text:span text:style-name="Strong_20_Emphasis"/></text:p>
      <text:h text:style-name="P4" text:outline-level="4"><text:bookmark-start text:name="__RefHeading___Toc704_3456125829"/><text:span text:style-name="Strong_20_Emphasis">Exercice 4 : Plateforme en mouvement</text:span><text:bookmark-end text:name="__RefHeading___Toc704_3456125829"/></text:h>
      <text:p text:style-name="Text_20_body"/>
      <text:p text:style-name="Text_20_body">Créez des plateformes qui se déplacent de manière répétitive :</text:p>
      <text:list text:style-name="L5">
        <text:list-item>
          <text:p text:style-name="P19"><text:span text:style-name="Strong_20_Emphasis">Déplacements</text:span> : Les plateformes doivent bouger horizontalement (de droite à gauche) et verticalement (de bas en haut).</text:p>
        </text:list-item>
        <text:list-item>
          <text:p text:style-name="P19"><text:span text:style-name="Strong_20_Emphasis">Interaction avec le joueur</text:span> : Le joueur doit pouvoir sauter sur ces plateformes et marcher dessus.</text:p>
        </text:list-item>
        <text:list-item>
          <text:p text:style-name="P18"><text:span text:style-name="Strong_20_Emphasis">Mouvement conjoint</text:span> : Lorsque le joueur se trouve sur une plateforme, il doit se déplacer avec elle, comme s’il était attaché au mouvement de la plateforme.</text:p>
        </text:list-item>
      </text:list>
      <text:p text:style-name="P17"><text:span text:style-name="Strong_20_Emphasis"/></text:p>
      <text:h text:style-name="Heading_20_4" text:outline-level="4"><text:bookmark-start text:name="__RefHeading___Toc706_3456125829"/><text:span text:style-name="Strong_20_Emphasis">Exercice 5 : Potion de soin</text:span><text:bookmark-end text:name="__RefHeading___Toc706_3456125829"/></text:h>
      <text:p text:style-name="Text_20_body"><text:span text:style-name="Strong_20_Emphasis"/></text:p>
      <text:p text:style-name="Text_20_body">Créez des potions de soin qui restaurent la santé du joueur lorsqu'il marche dessus :</text:p>
      <text:list text:style-name="L6">
        <text:list-item>
          <text:p text:style-name="P22"><text:span text:style-name="Strong_20_Emphasis">Récupération des points de vie</text:span> : Si le joueur n'a pas tous ses points de vie, la potion restaure entièrement sa santé.</text:p>
        </text:list-item>
        <text:list-item>
          <text:p text:style-name="P21"><text:span text:style-name="Strong_20_Emphasis">Augmentation des points de vie maximum</text:span> : Si le joueur est déjà au maximum de sa santé, le nombre de points de vie maximum augmente de 1.</text:p>
        </text:list-item>
      </text:list>
      <text:p text:style-name="P20"><text:span text:style-name="Strong_20_Emphasis"/></text:p>
      <text:h text:style-name="Heading_20_4" text:outline-level="4"><text:bookmark-start text:name="__RefHeading___Toc708_3456125829"/><text:span text:style-name="Strong_20_Emphasis">Exercice 6 : Canon dangereux</text:span><text:bookmark-end text:name="__RefHeading___Toc708_3456125829"/></text:h>
      <text:p text:style-name="Text_20_body"><text:span text:style-name="Strong_20_Emphasis"/></text:p>
      <text:p text:style-name="Text_20_body">Créez un nouvel ennemi qui reste immobile mais tire des projectiles dangereux en ligne droite :</text:p>
      <text:list text:style-name="L8">
        <text:list-item>
          <text:p text:style-name="P25"><text:span text:style-name="Strong_20_Emphasis">Projectiles</text:span> : Le canon tire des boules de feu qui avancent en ligne droite.</text:p>
        </text:list-item>
        <text:list-item>
          <text:p text:style-name="P25"><text:span text:style-name="Strong_20_Emphasis">Interactions des projectiles</text:span> :</text:p>
          <text:list>
            <text:list-item>
              <text:p text:style-name="P25">Si une boule de feu touche un mur, elle est détruite.</text:p>
            </text:list-item>
            <text:list-item>
              <text:p text:style-name="P25">Si elle touche le joueur, elle lui inflige des dégâts.</text:p>
            </text:list-item>
            <text:list-item>
              <text:p text:style-name="P25">Si elle ne touche rien, elle disparaît au bout d'un certain temps.</text:p>
            </text:list-item>
            <text:list-item>
              <text:p text:style-name="P24">L'attaque du joueur peut détruire les boules de feu.</text:p>
            </text:list-item>
          </text:list>
        </text:list-item>
      </text:list>
      <text:p text:style-name="P23"><text:span text:style-name="Strong_20_Emphasis"/></text:p>
      <text:p text:style-name="P2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color="#2a6099" loext:opacity="100%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22d8" officeooo:paragraph-rsid="00102726"/>
    </style:style>
    <style:style style:name="MP2" style:family="paragraph" style:parent-style-name="Footer">
      <style:paragraph-properties fo:text-align="center" style:justify-single-word="false"/>
      <style:text-properties officeooo:paragraph-rsid="00111d25"/>
    </style:style>
    <style:style style:name="MT1" style:family="text">
      <style:text-properties officeooo:rsid="001027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es bases de Unity - <text:span text:style-name="MT1">Exercices</text:span><text:tab/><text:tab/>francois-xavier63@hotmail.fr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4:35:16.877000000</meta:creation-date>
    <dc:date>2024-10-25T14:55:22.221000000</dc:date>
    <meta:editing-duration>PT20M1S</meta:editing-duration>
    <meta:editing-cycles>12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46" meta:word-count="541" meta:character-count="3008" meta:non-whitespace-character-count="2534"/>
  </office:meta>
</office:document-meta>
</file>